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F00000192F8F63F8F33C68C3B.png" manifest:media-type="image/png"/>
  <manifest:file-entry manifest:full-path="Pictures/1000020100000291000001A5074C862FADE3EB54.png" manifest:media-type="image/png"/>
  <manifest:file-entry manifest:full-path="Pictures/10000201000002880000019F8BEDB208A4EEA756.png" manifest:media-type="image/png"/>
  <manifest:file-entry manifest:full-path="Pictures/10000201000003FC000001848A3FC13C13A2A5B4.png" manifest:media-type="image/png"/>
  <manifest:file-entry manifest:full-path="Pictures/10000201000001E9000000C9FF37BC844D5AE583.png" manifest:media-type="image/png"/>
  <manifest:file-entry manifest:full-path="Pictures/1000020100000139000000DD9139CB67036645F0.png" manifest:media-type="image/png"/>
  <manifest:file-entry manifest:full-path="Pictures/10000201000003720000019C753D73D3552BB9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rsid="00779667" officeooo:paragraph-rsid="00779667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07890d4" officeooo:paragraph-rsid="007890d4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a249f2" officeooo:paragraph-rsid="00a249f2" style:font-weight-asian="normal" style:font-weight-complex="normal"/>
    </style:style>
    <style:style style:name="P19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b03e4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3a1f9" officeooo:paragraph-rsid="005d451e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3a7d24" officeooo:paragraph-rsid="00745088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aa846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f7113" officeooo:paragraph-rsid="007f7113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6f794" officeooo:paragraph-rsid="0086f794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c5389" officeooo:paragraph-rsid="007f7113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79799" officeooo:paragraph-rsid="0082f19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ff894" officeooo:paragraph-rsid="008fe6e3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9464c" officeooo:paragraph-rsid="0099464c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721b3" officeooo:paragraph-rsid="008d14b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d2add" officeooo:paragraph-rsid="00957e43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9ced" officeooo:paragraph-rsid="00aa9ce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ffad" officeooo:paragraph-rsid="00aaffad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cab66" officeooo:paragraph-rsid="00acab66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f0ffe" officeooo:paragraph-rsid="00af0ffe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89444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23e01" officeooo:paragraph-rsid="00b23e01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89444" officeooo:paragraph-rsid="00b89444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d0b4e" officeooo:paragraph-rsid="00bd0b4e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e03e2" officeooo:paragraph-rsid="00be03e2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0a0f8" officeooo:paragraph-rsid="00c0a0f8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1b01f" officeooo:paragraph-rsid="00c1b01f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679f5" officeooo:paragraph-rsid="00c679f5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721de" officeooo:paragraph-rsid="00c721de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a0b24" officeooo:paragraph-rsid="00ca0b24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cf778" officeooo:paragraph-rsid="00ccf778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ffc2c" officeooo:paragraph-rsid="00cffc2c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6f931" officeooo:paragraph-rsid="00d6f931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1e775b" officeooo:paragraph-rsid="007f7113" style:font-size-asian="11pt" style:font-weight-asian="bold" style:font-size-complex="11pt" style:font-weight-complex="bold"/>
    </style:style>
    <style:style style:name="P6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0207a8" officeooo:paragraph-rsid="007f7113" style:font-size-asian="11pt" style:font-weight-asian="bold" style:font-size-complex="11pt" style:font-weight-complex="bold"/>
    </style:style>
    <style:style style:name="P6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1d4ff9" officeooo:paragraph-rsid="007f7113" style:font-size-asian="11pt" style:font-weight-asian="bold" style:font-size-complex="11pt" style:font-weight-complex="bold"/>
    </style:style>
    <style:style style:name="P6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9c5389" officeooo:paragraph-rsid="007f7113" style:font-size-asian="11pt" style:font-size-complex="11pt"/>
    </style:style>
    <style:style style:name="P6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49062" officeooo:paragraph-rsid="007f7113" style:font-size-asian="11pt" style:font-size-complex="11pt"/>
    </style:style>
    <style:style style:name="P6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61cf8e1" officeooo:paragraph-rsid="007f7113" style:font-size-asian="11pt" style:font-size-complex="11pt"/>
    </style:style>
    <style:style style:name="P6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6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6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1f2e8" officeooo:paragraph-rsid="0091f2e8"/>
    </style:style>
    <style:style style:name="P70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0a88552" officeooo:paragraph-rsid="00a88552" style:font-size-asian="11pt" style:font-weight-asian="normal" style:font-size-complex="11pt" style:font-weight-complex="normal"/>
    </style:style>
    <style:style style:name="P7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72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73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7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paragraph-rsid="0086f794"/>
    </style:style>
    <style:style style:name="P7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c3d5c" style:font-size-asian="11pt" style:font-weight-asian="normal" style:font-size-complex="11pt" style:font-weight-complex="normal"/>
    </style:style>
    <style:style style:name="P76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98183" officeooo:paragraph-rsid="00698183" style:font-size-asian="11pt" style:font-weight-asian="normal" style:font-size-complex="11pt" style:font-weight-complex="normal"/>
    </style:style>
    <style:style style:name="P77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d2d0d" officeooo:paragraph-rsid="006d2d0d" style:font-size-asian="11pt" style:font-weight-asian="normal" style:font-size-complex="11pt" style:font-weight-complex="normal"/>
    </style:style>
    <style:style style:name="P7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7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8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1f2e8" officeooo:paragraph-rsid="0091f2e8" style:font-size-asian="11pt" style:font-weight-asian="normal" style:font-size-complex="11pt" style:font-weight-complex="normal"/>
    </style:style>
    <style:style style:name="P8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82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83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84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85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86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f222f" officeooo:paragraph-rsid="00bf222f" style:font-size-asian="11pt" style:font-weight-asian="normal" style:font-size-complex="11pt" style:font-weight-complex="normal"/>
    </style:style>
    <style:style style:name="P87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88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8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cf778" officeooo:paragraph-rsid="00ccf778" style:font-size-asian="11pt" style:font-weight-asian="normal" style:font-size-complex="11pt" style:font-weight-complex="normal"/>
    </style:style>
    <style:style style:name="P9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8aa6e" officeooo:paragraph-rsid="00d8aa6e" style:font-size-asian="11pt" style:font-weight-asian="normal" style:font-size-complex="11pt" style:font-weight-complex="normal"/>
    </style:style>
    <style:style style:name="P9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bc987" officeooo:paragraph-rsid="00dbc987" style:font-size-asian="11pt" style:font-weight-asian="normal" style:font-size-complex="11pt" style:font-weight-complex="normal"/>
    </style:style>
    <style:style style:name="P9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eab56" officeooo:paragraph-rsid="00deab56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053d6" officeooo:paragraph-rsid="00e053d6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1692a" officeooo:paragraph-rsid="00e1692a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37819" officeooo:paragraph-rsid="00e37819" style:font-size-asian="11pt" style:font-weight-asian="normal" style:font-size-complex="11pt" style:font-weight-complex="normal"/>
    </style:style>
    <style:style style:name="P96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7f7113" style:font-size-asian="11pt" style:font-size-complex="11pt"/>
    </style:style>
    <style:style style:name="P97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5fe60e0" officeooo:paragraph-rsid="007f7113" style:font-size-asian="11pt" style:font-size-complex="11pt"/>
    </style:style>
    <style:style style:name="P98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9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100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fo:language="es" fo:country="ES" fo:font-weight="normal" officeooo:rsid="0a3a7d24" officeooo:paragraph-rsid="00745088" style:font-weight-asian="normal" style:font-weight-complex="normal"/>
    </style:style>
    <style:style style:name="P101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fe6e3" officeooo:paragraph-rsid="008fe6e3"/>
    </style:style>
    <style:style style:name="P102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a5803a" officeooo:paragraph-rsid="00a5803a"/>
    </style:style>
    <style:style style:name="P103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10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99464c" officeooo:paragraph-rsid="0099464c"/>
    </style:style>
    <style:style style:name="P105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87681a" officeooo:paragraph-rsid="0099d82f"/>
    </style:style>
    <style:style style:name="P106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9f3bc0" officeooo:paragraph-rsid="009f3bc0"/>
    </style:style>
    <style:style style:name="P10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957e43" officeooo:paragraph-rsid="00957e43"/>
    </style:style>
    <style:style style:name="P108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47043" officeooo:paragraph-rsid="007aa846" style:font-size-asian="11pt" style:font-weight-asian="normal" style:font-size-complex="11pt" style:font-weight-complex="normal"/>
    </style:style>
    <style:style style:name="P109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officeooo:rsid="00190fcf"/>
    </style:style>
    <style:style style:name="T6" style:family="text">
      <style:text-properties officeooo:rsid="002316fe"/>
    </style:style>
    <style:style style:name="T7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9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0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fo:font-weight="normal" officeooo:rsid="0086f794" style:font-size-asian="11pt" style:font-weight-asian="normal" style:font-size-complex="11pt" style:font-weight-complex="normal"/>
    </style:style>
    <style:style style:name="T23" style:family="text">
      <style:text-properties style:font-name="Georgia" fo:font-size="11pt" fo:language="es" fo:country="ES" style:text-underline-style="none" fo:font-weight="normal" officeooo:rsid="008721b3" style:font-size-asian="11pt" style:font-weight-asian="normal" style:font-size-complex="11pt" style:font-weight-complex="normal"/>
    </style:style>
    <style:style style:name="T24" style:family="text">
      <style:text-properties style:font-name="Georgia" fo:font-size="11pt" fo:language="es" fo:country="ES" style:text-underline-style="none" fo:font-weight="normal" officeooo:rsid="0087681a" style:font-size-asian="11pt" style:font-weight-asian="normal" style:font-size-complex="11pt" style:font-weight-complex="normal"/>
    </style:style>
    <style:style style:name="T25" style:family="text">
      <style:text-properties style:font-name="Georgia" fo:font-size="11pt" fo:language="es" fo:country="ES" style:text-underline-style="none" fo:font-weight="normal" officeooo:rsid="0087adab" style:font-size-asian="11pt" style:font-weight-asian="normal" style:font-size-complex="11pt" style:font-weight-complex="normal"/>
    </style:style>
    <style:style style:name="T26" style:family="text">
      <style:text-properties style:font-name="Georgia" fo:font-size="11pt" fo:language="es" fo:country="ES" style:text-underline-style="none" fo:font-weight="normal" officeooo:rsid="008a24a0" style:font-size-asian="11pt" style:font-weight-asian="normal" style:font-size-complex="11pt" style:font-weight-complex="normal"/>
    </style:style>
    <style:style style:name="T27" style:family="text">
      <style:text-properties style:font-name="Georgia" fo:font-size="11pt" fo:language="es" fo:country="ES" style:text-underline-style="none" fo:font-weight="normal" officeooo:rsid="008bfdc9" style:font-size-asian="11pt" style:font-weight-asian="normal" style:font-size-complex="11pt" style:font-weight-complex="normal"/>
    </style:style>
    <style:style style:name="T28" style:family="text">
      <style:text-properties style:font-name="Georgia" fo:font-size="11pt" fo:language="es" fo:country="ES" style:text-underline-style="none" fo:font-weight="normal" officeooo:rsid="008e6db7" style:font-size-asian="11pt" style:font-weight-asian="normal" style:font-size-complex="11pt" style:font-weight-complex="normal"/>
    </style:style>
    <style:style style:name="T29" style:family="text">
      <style:text-properties style:font-name="Georgia" fo:font-size="11pt" fo:language="es" fo:country="ES" style:text-underline-style="none" fo:font-weight="normal" officeooo:rsid="008ff894" style:font-size-asian="11pt" style:font-weight-asian="normal" style:font-size-complex="11pt" style:font-weight-complex="normal"/>
    </style:style>
    <style:style style:name="T30" style:family="text">
      <style:text-properties style:font-name="Georgia" fo:font-size="11pt" fo:language="es" fo:country="ES" style:text-underline-style="none" fo:font-weight="normal" officeooo:rsid="00962fb2" style:font-size-asian="11pt" style:font-weight-asian="normal" style:font-size-complex="11pt" style:font-weight-complex="normal"/>
    </style:style>
    <style:style style:name="T31" style:family="text">
      <style:text-properties style:font-name="Georgia" fo:font-size="11pt" fo:language="es" fo:country="ES" style:text-underline-style="none" fo:font-weight="normal" officeooo:rsid="0099d82f" style:font-size-asian="11pt" style:font-weight-asian="normal" style:font-size-complex="11pt" style:font-weight-complex="normal"/>
    </style:style>
    <style:style style:name="T32" style:family="text">
      <style:text-properties style:font-name="Georgia" fo:font-size="11pt" fo:language="es" fo:country="ES" style:text-underline-style="none" fo:font-weight="normal" officeooo:rsid="009b7100" style:font-size-asian="11pt" style:font-weight-asian="normal" style:font-size-complex="11pt" style:font-weight-complex="normal"/>
    </style:style>
    <style:style style:name="T33" style:family="text">
      <style:text-properties style:font-name="Georgia" fo:font-size="11pt" fo:language="es" fo:country="ES" style:text-underline-style="none" fo:font-weight="normal" officeooo:rsid="009d2add" style:font-size-asian="11pt" style:font-weight-asian="normal" style:font-size-complex="11pt" style:font-weight-complex="normal"/>
    </style:style>
    <style:style style:name="T34" style:family="text">
      <style:text-properties style:font-name="Georgia" fo:font-size="11pt" fo:language="es" fo:country="ES" style:text-underline-style="none" fo:font-weight="normal" officeooo:rsid="00a30759" style:font-size-asian="11pt" style:font-weight-asian="normal" style:font-size-complex="11pt" style:font-weight-complex="normal"/>
    </style:style>
    <style:style style:name="T35" style:family="text">
      <style:text-properties style:font-name="Georgia" fo:font-size="11pt" fo:language="es" fo:country="ES" style:text-underline-style="none" fo:font-weight="normal" officeooo:rsid="00a3a1fc" style:font-size-asian="11pt" style:font-weight-asian="normal" style:font-size-complex="11pt" style:font-weight-complex="normal"/>
    </style:style>
    <style:style style:name="T36" style:family="text">
      <style:text-properties style:font-name="Georgia" fo:font-size="11pt" fo:language="es" fo:country="ES" style:text-underline-style="none" fo:font-weight="normal" officeooo:rsid="00a62579" style:font-size-asian="11pt" style:font-weight-asian="normal" style:font-size-complex="11pt" style:font-weight-complex="normal"/>
    </style:style>
    <style:style style:name="T37" style:family="text">
      <style:text-properties style:font-name="Georgia" fo:font-size="11pt" fo:language="es" fo:country="ES" style:text-underline-style="none" officeooo:rsid="05f47641" style:font-size-asian="11pt" style:font-size-complex="11pt"/>
    </style:style>
    <style:style style:name="T38" style:family="text">
      <style:text-properties style:font-name="Georgia" fo:font-size="11pt" fo:language="es" fo:country="ES" style:text-underline-style="none" officeooo:rsid="00aa1d2c" style:font-size-asian="11pt" style:font-size-complex="11pt"/>
    </style:style>
    <style:style style:name="T39" style:family="text">
      <style:text-properties style:font-name="Georgia" fo:font-size="11pt" fo:language="es" fo:country="ES" style:text-underline-style="none" officeooo:rsid="001e775b" style:font-size-asian="11pt" style:font-size-complex="11pt"/>
    </style:style>
    <style:style style:name="T40" style:family="text">
      <style:text-properties style:font-name="Georgia" fo:font-size="11pt" fo:language="es" fo:country="ES" style:text-underline-style="none" officeooo:rsid="00a194f7" style:font-size-asian="11pt" style:font-size-complex="11pt"/>
    </style:style>
    <style:style style:name="T41" style:family="text">
      <style:text-properties style:font-name="Georgia" fo:font-size="11pt" fo:language="es" fo:country="ES" style:text-underline-style="none" officeooo:rsid="060c7e53" style:font-size-asian="11pt" style:font-size-complex="11pt"/>
    </style:style>
    <style:style style:name="T42" style:family="text">
      <style:text-properties style:font-name="Georgia" fo:font-size="11pt" fo:language="es" fo:country="ES" style:text-underline-style="none" officeooo:rsid="06434c93" style:font-size-asian="11pt" style:font-size-complex="11pt"/>
    </style:style>
    <style:style style:name="T43" style:family="text">
      <style:text-properties style:font-name="Georgia" fo:font-size="11pt" fo:language="es" fo:country="ES" style:text-underline-style="none" officeooo:rsid="060d6e2e" style:font-size-asian="11pt" style:font-size-complex="11pt"/>
    </style:style>
    <style:style style:name="T44" style:family="text">
      <style:text-properties style:font-name="Georgia" fo:font-size="11pt" fo:language="es" fo:country="ES" style:text-underline-style="none" officeooo:rsid="060e5cbf" style:font-size-asian="11pt" style:font-size-complex="11pt"/>
    </style:style>
    <style:style style:name="T45" style:family="text">
      <style:text-properties style:font-name="Georgia" fo:font-size="11pt" fo:language="es" fo:country="ES" officeooo:rsid="05fc0dbb" style:font-size-asian="11pt" style:font-size-complex="11pt"/>
    </style:style>
    <style:style style:name="T46" style:family="text">
      <style:text-properties style:font-name="Georgia" fo:font-size="11pt" fo:language="es" fo:country="ES" officeooo:rsid="0017f49c" style:font-size-asian="11pt" style:font-size-complex="11pt"/>
    </style:style>
    <style:style style:name="T47" style:family="text">
      <style:text-properties style:font-name="Georgia" fo:font-size="11pt" fo:language="es" fo:country="ES" officeooo:rsid="0a050302" style:font-size-asian="11pt" style:font-size-complex="11pt"/>
    </style:style>
    <style:style style:name="T48" style:family="text">
      <style:text-properties style:font-name="Georgia" fo:font-size="11pt" fo:language="es" fo:country="ES" officeooo:rsid="0963fe82" style:font-size-asian="11pt" style:font-size-complex="11pt"/>
    </style:style>
    <style:style style:name="T49" style:family="text">
      <style:text-properties style:font-name="Georgia" fo:font-size="11pt" fo:language="es" fo:country="ES" officeooo:rsid="06695957" style:font-size-asian="11pt" style:font-size-complex="11pt"/>
    </style:style>
    <style:style style:name="T50" style:family="text">
      <style:text-properties style:font-name="Georgia" fo:font-size="11pt" fo:language="es" fo:country="ES" officeooo:rsid="087f8b31" style:font-size-asian="11pt" style:font-size-complex="11pt"/>
    </style:style>
    <style:style style:name="T51" style:family="text">
      <style:text-properties style:font-name="Georgia" fo:font-size="11pt" fo:language="es" fo:country="ES" officeooo:rsid="00806ac8" style:font-size-asian="11pt" style:font-size-complex="11pt"/>
    </style:style>
    <style:style style:name="T52" style:family="text">
      <style:text-properties style:font-name="Georgia" fo:font-size="11pt" style:text-underline-style="none" style:font-size-asian="11pt" style:font-size-complex="11pt"/>
    </style:style>
    <style:style style:name="T53" style:family="text">
      <style:text-properties style:font-name="Georgia" fo:font-size="11pt" style:text-underline-style="none" officeooo:rsid="0a3c07b9" style:font-size-asian="11pt" style:font-size-complex="11pt"/>
    </style:style>
    <style:style style:name="T54" style:family="text">
      <style:text-properties officeooo:rsid="0033a1f9"/>
    </style:style>
    <style:style style:name="T55" style:family="text">
      <style:text-properties officeooo:rsid="00345298"/>
    </style:style>
    <style:style style:name="T56" style:family="text">
      <style:text-properties officeooo:rsid="0036e6d2"/>
    </style:style>
    <style:style style:name="T57" style:family="text">
      <style:text-properties officeooo:rsid="0a10220f"/>
    </style:style>
    <style:style style:name="T58" style:family="text">
      <style:text-properties officeooo:rsid="0a1b524e"/>
    </style:style>
    <style:style style:name="T59" style:family="text">
      <style:text-properties officeooo:rsid="0a18f20c"/>
    </style:style>
    <style:style style:name="T60" style:family="text">
      <style:text-properties officeooo:rsid="0a179799"/>
    </style:style>
    <style:style style:name="T61" style:family="text">
      <style:text-properties officeooo:rsid="005d0114"/>
    </style:style>
    <style:style style:name="T62" style:family="text">
      <style:text-properties officeooo:rsid="006f94c0"/>
    </style:style>
    <style:style style:name="T63" style:family="text">
      <style:text-properties officeooo:rsid="00769989"/>
    </style:style>
    <style:style style:name="T64" style:family="text">
      <style:text-properties officeooo:rsid="0a2f786d"/>
    </style:style>
    <style:style style:name="T65" style:family="text">
      <style:text-properties officeooo:rsid="007c40a9"/>
    </style:style>
    <style:style style:name="T66" style:family="text">
      <style:text-properties officeooo:rsid="009c5389"/>
    </style:style>
    <style:style style:name="T67" style:family="text">
      <style:text-properties officeooo:rsid="06040c8c"/>
    </style:style>
    <style:style style:name="T68" style:family="text">
      <style:text-properties officeooo:rsid="060e5cbf"/>
    </style:style>
    <style:style style:name="T69" style:family="text">
      <style:text-properties officeooo:rsid="060ffc6a"/>
    </style:style>
    <style:style style:name="T70" style:family="text">
      <style:text-properties style:text-underline-style="none" officeooo:rsid="001d790b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6210356" style:font-weight-asian="normal" style:font-weight-complex="normal"/>
    </style:style>
    <style:style style:name="T73" style:family="text">
      <style:text-properties fo:font-weight="normal" officeooo:rsid="061d5403" style:font-weight-asian="normal" style:font-weight-complex="normal"/>
    </style:style>
    <style:style style:name="T74" style:family="text">
      <style:text-properties fo:font-weight="normal" officeooo:rsid="064d54ad" style:font-weight-asian="normal" style:font-weight-complex="normal"/>
    </style:style>
    <style:style style:name="T75" style:family="text">
      <style:text-properties fo:font-weight="normal" officeooo:rsid="0668a0ef" style:font-weight-asian="normal" style:font-weight-complex="normal"/>
    </style:style>
    <style:style style:name="T76" style:family="text">
      <style:text-properties officeooo:rsid="00806ac8"/>
    </style:style>
    <style:style style:name="T77" style:family="text">
      <style:text-properties officeooo:rsid="008a24a0"/>
    </style:style>
    <style:style style:name="T78" style:family="text">
      <style:text-properties officeooo:rsid="00ad410a"/>
    </style:style>
    <style:style style:name="T79" style:family="text">
      <style:text-properties officeooo:rsid="00ad43b8"/>
    </style:style>
    <style:style style:name="T80" style:family="text">
      <style:text-properties officeooo:rsid="00b70c92"/>
    </style:style>
    <style:style style:name="T81" style:family="text">
      <style:text-properties officeooo:rsid="00b7ab92"/>
    </style:style>
    <style:style style:name="T82" style:family="text">
      <style:text-properties officeooo:rsid="00bf222f"/>
    </style:style>
    <style:style style:name="T83" style:family="text">
      <style:text-properties officeooo:rsid="00c02b12"/>
    </style:style>
    <style:style style:name="T84" style:family="text">
      <style:text-properties officeooo:rsid="00c3c882"/>
    </style:style>
    <style:style style:name="T85" style:family="text">
      <style:text-properties officeooo:rsid="00c4b464"/>
    </style:style>
    <style:style style:name="T86" style:family="text">
      <style:text-properties officeooo:rsid="00c8fa82"/>
    </style:style>
    <style:style style:name="T87" style:family="text">
      <style:text-properties officeooo:rsid="00cd8c3b"/>
    </style:style>
    <style:style style:name="T88" style:family="text">
      <style:text-properties officeooo:rsid="00cdb567"/>
    </style:style>
    <style:style style:name="T89" style:family="text">
      <style:text-properties officeooo:rsid="00cffc2c"/>
    </style:style>
    <style:style style:name="T90" style:family="text">
      <style:text-properties fo:color="#000000" style:font-name="Monospace" fo:font-size="10pt" style:font-size-asian="10pt"/>
    </style:style>
    <style:style style:name="T91" style:family="text">
      <style:text-properties fo:color="#6a3e3e" style:font-name="Monospace" fo:font-size="10pt" style:font-size-asian="10pt"/>
    </style:style>
    <style:style style:name="T92" style:family="text">
      <style:text-properties fo:color="#7f0055" style:font-name="Monospace" fo:font-size="10pt" fo:font-weight="bold" style:font-size-asian="10pt" style:font-weight-asian="bold"/>
    </style:style>
    <style:style style:name="T93" style:family="text">
      <style:text-properties fo:color="#2a00ff" style:font-name="Monospace" fo:font-size="10pt" style:font-size-asian="10pt"/>
    </style:style>
    <style:style style:name="T94" style:family="text">
      <style:text-properties fo:color="#3f7f5f" style:font-name="Monospace" fo:font-size="10pt" style:font-size-asian="10pt"/>
    </style:style>
    <style:style style:name="T9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96" style:family="text">
      <style:text-properties fo:color="#7f9fbf" style:font-name="Monospace" fo:font-size="10pt" fo:font-weight="bold" style:font-size-asian="10pt" style:font-weight-asian="bold"/>
    </style:style>
    <style:style style:name="T97" style:family="text">
      <style:text-properties fo:color="#0000c0" style:font-name="Monospace" fo:font-size="10pt" style:font-size-asian="10pt"/>
    </style:style>
    <style:style style:name="T9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9" style:family="text">
      <style:text-properties officeooo:rsid="00dc15b7"/>
    </style:style>
    <style:style style:name="T100" style:family="text">
      <style:text-properties officeooo:rsid="00e053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72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ario de desarrollo</text:p>
      <text:p text:style-name="P13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4"><text:span text:style-name="T56">después</text:span> de mucho <text:span text:style-name="T56">tiempo</text:span> sin iniciar <text:span text:style-name="T56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4">b</text:span>ando el proyecto</text:p>
      <text:p text:style-name="P10">Instaladno plugin WindowBuilder</text:p>
      <text:p text:style-name="P8"/>
      <text:p text:style-name="P11">configurando eclipse para que <text:span text:style-name="T6">emplee</text:span> github</text:p>
      <text:p text:style-name="P11"/>
      <text:p text:style-name="P11"/>
      <text:p text:style-name="P3">0<text:span text:style-name="T5">5</text:span>/05/2020:</text:p>
      <text:p text:style-name="P3"/>
      <text:list xml:id="list1535729657" text:style-name="L1">
        <text:list-item>
          <text:p text:style-name="P71"><text:span text:style-name="T10">Identificar las necesidades y capacidades de los usuario</text:span><text:span text:style-name="T11">s</text:span><text:span text:style-name="T10"> </text:span><text:span text:style-name="T12">(Primer análisis)</text:span><text:span text:style-name="T10">.</text:span></text:p>
        </text:list-item>
      </text:list>
      <text:p text:style-name="P20"><text:span text:style-name="T54">Realizado</text:span> en la <text:span text:style-name="T55">documentación.</text:span></text:p>
      <text:p text:style-name="P20"/>
      <text:list xml:id="list131103645707547" text:continue-numbering="true" text:style-name="L1">
        <text:list-item>
          <text:p text:style-name="P75">Definir sucesión de objetivos e implementaciones a conseguir.</text:p>
        </text:list-item>
      </text:list>
      <text:list xml:id="list17575603" text:style-name="L2">
        <text:list-item>
          <text:p text:style-name="P72"><text:span text:style-name="T16">Gestionar un</text:span><text:span text:style-name="T14"> </text:span><text:span text:style-name="T13">único</text:span><text:span text:style-name="T14"> horario semanal donde ingresar </text:span><text:span text:style-name="T13">la habitación, el docente y el grupo </text:span><text:span text:style-name="T19">de alumnos</text:span><text:span text:style-name="T13"> y las asignaturas </text:span><text:span text:style-name="T15">de la semana </text:span><text:span text:style-name="T17">con margenes de horas de 1 hora. </text:span></text:p>
        </text:list-item>
        <text:list-item>
          <text:p text:style-name="P98"><text:span text:style-name="T17">E</text:span><text:span text:style-name="T7">xportaciones con Jaspert report.</text:span></text:p>
        </text:list-item>
        <text:list-item>
          <text:p text:style-name="P76">Dar colores a los margenes horarios</text:p>
        </text:list-item>
        <text:list-item>
          <text:p text:style-name="P99"><text:span text:style-name="T13">D</text:span><text:span text:style-name="T7">ar flexibilidad a l</text:span><text:span text:style-name="T18">os margenes de horas </text:span><text:span text:style-name="T19">y </text:span><text:span text:style-name="T20">días.</text:span></text:p>
        </text:list-item>
        <text:list-item>
          <text:p text:style-name="P98"><text:span text:style-name="T7">Gestionar </text:span><text:span text:style-name="T21">múltiples </text:span><text:span text:style-name="T7">horarios</text:span></text:p>
        </text:list-item>
        <text:list-item>
          <text:p text:style-name="P77">detectar conflictos.</text:p>
        </text:list-item>
      </text:list>
      <text:p text:style-name="P25"/>
      <text:list xml:id="list131102696230481" text:continue-list="list131103645707547" text:style-name="L1">
        <text:list-item>
          <text:p text:style-name="P78">Decisión del ciclo de vida.</text:p>
        </text:list-item>
      </text:list>
      <text:p text:style-name="P26">Realizado en la documentación.</text:p>
      <text:p text:style-name="P25"/>
      <text:p text:style-name="P25"/>
      <text:p text:style-name="P25"/>
      <text:p text:style-name="P25"/>
      <text:list xml:id="list131103799072108" text:continue-numbering="true" text:style-name="L1">
        <text:list-item>
          <text:p text:style-name="P71"><text:soft-page-break/><text:span text:style-name="T8">Elección del lenguaje de </text:span><text:span text:style-name="T9">programación.</text:span></text:p>
        </text:list-item>
      </text:list>
      <text:p text:style-name="P14">Usare Java, ya que es con el que he aprendido y conozco mejor, ade<text:span text:style-name="T61">m</text:span>as de sus apis y frameworks.</text:p>
      <text:p text:style-name="P15">Ademas de querer desarrollar una versión presentable y algo funcional del codig</text:p>
      <text:p text:style-name="P22"/>
      <text:list xml:id="list131103403639946" text:continue-numbering="true" text:style-name="L1">
        <text:list-item>
          <text:p text:style-name="P79"><text:span text:style-name="T58">Investigación y decisión de</text:span> la<text:span text:style-name="T59">s</text:span> plataforma<text:span text:style-name="T59">s</text:span> para el desarrollo </text:p>
        </text:list-item>
      </text:list>
      <text:p text:style-name="P21"><text:span text:style-name="T54">Realizado</text:span> en la <text:span text:style-name="T55">documentación.</text:span></text:p>
      <text:p text:style-name="P21"/>
      <text:list xml:id="list131104383760266" text:continue-numbering="true" text:style-name="L1">
        <text:list-item>
          <text:p text:style-name="P79"><text:span text:style-name="T57">instalación y configuración de los programas a emplear</text:span>.</text:p>
        </text:list-item>
      </text:list>
      <text:p text:style-name="P23"><text:span text:style-name="T62">Instalación de Eclipse, Dia y plugin window builder para eclipse</text:span>.</text:p>
      <text:p text:style-name="P24">No descarto instalar otros programas conforme sean necesarios</text:p>
      <text:p text:style-name="P24"/>
      <text:p text:style-name="P24"/>
      <text:list xml:id="list131102783844387" text:continue-numbering="true" text:style-name="L1">
        <text:list-item>
          <text:p text:style-name="P100"><text:span text:style-name="T52">Definir los objetos que intervienen </text:span><text:span text:style-name="T53">y sus relaciones entre ellos </text:span><text:span text:style-name="T52">en el programa.</text:span></text:p>
        </text:list-item>
      </text:list>
      <text:p text:style-name="P27"/>
      <text:p text:style-name="P27"/>
      <text:p text:style-name="P12"/>
      <text:p text:style-name="P12">6/5/2020</text:p>
      <text:p text:style-name="P12"/>
      <text:p text:style-name="P16">He buscado alguna <text:span text:style-name="T65">solución</text:span> para el <text:span text:style-name="T63">solapamiento de fechas para resolver dudas si usar una clase propia o una ya creada.</text:span></text:p>
      <text:p text:style-name="P12"><text:a xlink:type="simple" xlink:href="https://es.stackoverflow.com/questions/87250/método-para-saber-si-dos-intervalos-de-fecha-se-solapan" text:style-name="Internet_20_link" text:visited-style-name="Visited_20_Internet_20_Link">https://es.stackoverflow.com/questions/87250/m%C3%A9todo-para-saber-si-dos-intervalos-de-fecha-se-solapan</text:a> </text:p>
      <text:p text:style-name="P12"/>
      <text:p text:style-name="P17">Primera idea para los objetos</text:p>
      <text:p text:style-name="P12"/>
      <text:p text:style-name="P12"><draw:frame draw:style-name="fr1" draw:name="Imagen1" text:anchor-type="paragraph" svg:width="17.59cm" svg:height="6.69cm" draw:z-index="0"><draw:image xlink:href="Pictures/10000201000003FC000001848A3FC13C13A2A5B4.png" xlink:type="simple" xlink:show="embed" xlink:actuate="onLoad" loext:mime-type="image/png"/></draw:frame></text:p>
      <text:p text:style-name="P18">serializar y desserializar la clase horario para guardar y abrir vale la pena?</text:p>
      <text:list xml:id="list131103681489570" text:continue-numbering="true" text:style-name="L1">
        <text:list-item>
          <text:p text:style-name="P108">Definir las implementaciones y el orden de <text:span text:style-name="T60">implementación.</text:span></text:p>
        </text:list-item>
      </text:list>
      <text:p text:style-name="P30">(Copiado y pegado de la <text:span text:style-name="T76">documentación</text:span>)</text:p>
      <text:p text:style-name="P28"/>
      <text:list xml:id="list3468612584" text:style-name="L3">
        <text:list-item>
          <text:list>
            <text:list-item>
              <text:p text:style-name="P73"><text:span text:style-name="T45">D</text:span><text:span text:style-name="T46">iseño </text:span><text:span text:style-name="T47">e </text:span><text:span text:style-name="T51">implementación</text:span><text:span text:style-name="T47"> de la interfaz </text:span><text:span text:style-name="T46">de la interfaz.</text:span></text:p>
            </text:list-item>
            <text:list-item>
              <text:p text:style-name="P73"><text:span text:style-name="T48">Implementación</text:span><text:span text:style-name="T49"> de </text:span><text:span text:style-name="T50">módulos</text:span><text:span text:style-name="T49">, habitaciones, trabajadores y grupos de alumnos.</text:span></text:p>
            </text:list-item>
            <text:list-item>
              <text:p text:style-name="P96">Implementar <text:span text:style-name="T66">la interfaz d</text:span>el horario en el área de trabajo <text:span text:style-name="T68">para una semana sin flexibilidad en las horas.</text:span></text:p>
            </text:list-item>
            <text:list-item>
              <text:p text:style-name="P97">Manipular el área de trabajo.</text:p>
            </text:list-item>
            <text:list-item>
              <text:p text:style-name="P96"><text:span text:style-name="T69">Permanencia de los horarios</text:span><text:span text:style-name="T70">.</text:span></text:p>
            </text:list-item>
            <text:list-item>
              <text:p text:style-name="P73"><text:span text:style-name="T37">Incorporar</text:span><text:span text:style-name="T38"> J</text:span><text:span text:style-name="T39">asper </text:span><text:span text:style-name="T40">R</text:span><text:span text:style-name="T39">eport.</text:span></text:p>
            </text:list-item>
          </text:list>
        </text:list-item>
      </text:list>
      <text:p text:style-name="P61"/>
      <text:p text:style-name="P62"><text:tab/>1.0 Revisión funcionalidad mínima.</text:p>
      <text:p text:style-name="P64"/>
      <text:p text:style-name="P64"><text:span text:style-name="T71">-</text:span><text:span text:style-name="T72">El segundo</text:span><text:span text:style-name="T73"> conjunto de versiones </text:span><text:span text:style-name="T74">y en adelante, </text:span><text:span text:style-name="T73">se centrara</text:span><text:span text:style-name="T75">n</text:span><text:span text:style-name="T73"> en mejorar la funcionalidad y potenciar las capacidades del programa.</text:span></text:p>
      <text:p text:style-name="P64"><text:tab/></text:p>
      <text:p text:style-name="P65"><text:tab/>1.1 Flexibilidad en las horas.</text:p>
      <text:p text:style-name="P64"><text:span text:style-name="T67"><text:tab/>1.2 </text:span>Uso de varios horarios.</text:p>
      <text:p text:style-name="P67"><text:span text:style-name="T41"><text:tab/>1.3 </text:span><text:span text:style-name="T42">Flexibilidad</text:span><text:span text:style-name="T43"> de </text:span><text:span text:style-name="T44">días.</text:span></text:p>
      <text:p text:style-name="P66"><text:tab/>1.4 Avisos de conflictos de tiempo, personas, y habitaciones.</text:p>
      <text:p text:style-name="P64"/>
      <text:p text:style-name="P63"><text:tab/>2.0 Revisión funcionalidad mejorada.</text:p>
      <text:p text:style-name="P64"/>
      <text:p text:style-name="P32"><text:tab/>1.1 Generación de horarios según el interesado.</text:p>
      <text:p text:style-name="P28"/>
      <text:p text:style-name="P28"/>
      <text:list xml:id="list131103283613187" text:continue-list="list131103681489570" text:style-name="L1">
        <text:list-item>
          <text:p text:style-name="P109"><text:span text:style-name="T64">Estudiar el </text:span>siguiente tema de <text:span text:style-name="T60">actualización.</text:span></text:p>
        </text:list-item>
      </text:list>
      <text:p text:style-name="P29"/>
      <text:p text:style-name="P33"><text:tab/>0,1Diseño e implementación de la interfaz de la interfaz.</text:p>
      <text:p text:style-name="P29"/>
      <text:p text:style-name="P31"><text:span text:style-name="T77">Análisis</text:span>:</text:p>
      <text:p text:style-name="P31"><text:tab/>elementos en la interfaz:</text:p>
      <text:p text:style-name="P31"/>
      <text:list xml:id="list514586379" text:style-name="L4">
        <text:list-item>
          <text:p text:style-name="P74"><text:span text:style-name="T26">Área</text:span><text:span text:style-name="T22"> de trabajo</text:span></text:p>
          <text:list>
            <text:list-item>
              <text:p text:style-name="P101"><text:span text:style-name="T22">c</text:span><text:span text:style-name="T7">omboBox para </text:span><text:span text:style-name="T29">cambiar</text:span><text:span text:style-name="T7"> de horario y botones para </text:span><text:span text:style-name="T29">añadir y eliminarlos(¿implementar un gestor?)</text:span></text:p>
            </text:list-item>
            <text:list-item>
              <text:p text:style-name="P102"><text:span text:style-name="T29">H</text:span><text:span text:style-name="T7">orario</text:span></text:p>
            </text:list-item>
          </text:list>
        </text:list-item>
      </text:list>
      <text:p text:style-name="P34"/>
      <text:list xml:id="list131103794732665" text:continue-numbering="true" text:style-name="L4">
        <text:list-item>
          <text:p text:style-name="P103"><text:span text:style-name="T7">listado</text:span><text:span text:style-name="T28">s</text:span><text:span text:style-name="T7"> con: </text:span><text:span text:style-name="T23">asignaturas, docentes, grupos alumnos, </text:span><text:span text:style-name="T25">habitaciones</text:span><text:span text:style-name="T27">(¿Usar pestañas?)</text:span></text:p>
          <text:list>
            <text:list-item>
              <text:p text:style-name="P104"><text:span text:style-name="T23">B</text:span><text:span text:style-name="T7">otones para añadir y quitar estos elementos.</text:span></text:p>
            </text:list-item>
          </text:list>
        </text:list-item>
      </text:list>
      <text:p text:style-name="P35"/>
      <text:p text:style-name="P68"><text:span text:style-name="T23"><text:tab/></text:span><text:span text:style-name="T36">Otras </text:span><text:span text:style-name="T31">V</text:span><text:span text:style-name="T24">entanas:</text:span></text:p>
      <text:list xml:id="list3552471378" text:style-name="L5">
        <text:list-item>
          <text:p text:style-name="P105"><text:span text:style-name="T31">ventanas para ingresar los datos de <text:s/></text:span><text:span text:style-name="T23">asignaturas, docentes, grupos alumnos, </text:span><text:span text:style-name="T25">habitaciones </text:span><text:span text:style-name="T31">y añadirlos al listado </text:span><text:span text:style-name="T32">correspondiente.</text:span></text:p>
        </text:list-item>
        <text:list-item>
          <text:p text:style-name="P106"><text:span text:style-name="T32">A</text:span><text:span text:style-name="T7">sistente al crear un nuevo Horario donde se ingresaran los </text:span><text:span text:style-name="T34">días</text:span><text:span text:style-name="T7"> (de lunes a domingo) y los margenes temporales.</text:span></text:p>
        </text:list-item>
      </text:list>
      <text:p text:style-name="P36"/>
      <text:p text:style-name="P69"><text:span text:style-name="T23"><text:tab/>M</text:span><text:span text:style-name="T7">enu bar</text:span></text:p>
      <text:list xml:id="list770617574" text:style-name="L6">
        <text:list-item>
          <text:p text:style-name="P80">Archivo</text:p>
          <text:list>
            <text:list-item>
              <text:p text:style-name="P80">abrir</text:p>
            </text:list-item>
            <text:list-item>
              <text:p text:style-name="P80">Guardar</text:p>
            </text:list-item>
            <text:list-item>
              <text:p text:style-name="P80">Guardar como:</text:p>
            </text:list-item>
            <text:list-item>
              <text:p text:style-name="P80">exportar</text:p>
            </text:list-item>
            <text:list-item>
              <text:p text:style-name="P81">(mas?)</text:p>
            </text:list-item>
          </text:list>
        </text:list-item>
      </text:list>
      <text:p text:style-name="P37"/>
      <text:list xml:id="list131102440699556" text:continue-numbering="true" text:style-name="L6">
        <text:list-item>
          <text:p text:style-name="P107"><text:span text:style-name="T35">¿</text:span><text:span text:style-name="T7">iconos de acceso </text:span><text:span text:style-name="T30">rápido</text:span><text:span text:style-name="T7"> en la parte superior? </text:span><text:span text:style-name="T33">(como Libre Office </text:span><text:span text:style-name="T35">por ejemplo</text:span><text:span text:style-name="T33">)</text:span></text:p>
        </text:list-item>
      </text:list>
      <text:p text:style-name="P38"/>
      <text:p text:style-name="P29"/>
      <text:p text:style-name="P70">8/5/2020</text:p>
      <text:p text:style-name="P39">Diseño de la interfaz:</text:p>
      <text:p text:style-name="P40">tendrá un aspecto parecido a este:</text:p>
      <text:p text:style-name="P40"><draw:frame draw:style-name="fr2" draw:name="Imagen2" text:anchor-type="paragraph" svg:width="17.383cm" svg:height="11.139cm" draw:z-index="1"><draw:image xlink:href="Pictures/1000020100000291000001A5074C862FADE3EB54.png" xlink:type="simple" xlink:show="embed" xlink:actuate="onLoad" loext:mime-type="image/png"/></draw:frame></text:p>
      <text:p text:style-name="P40">Es lo que tenia antes más o menos de la <text:span text:style-name="T79">suspensión</text:span> de las practicas,</text:p>
      <text:p text:style-name="P41">como voy a añadirle el grupo de alumnos y la <text:span text:style-name="T79">habitación</text:span> <text:span text:style-name="T78">he pensado que unas pestañas es la mejor opción </text:span></text:p>
      <text:p text:style-name="P42"><draw:frame draw:style-name="fr3" draw:name="Imagen3" text:anchor-type="paragraph" svg:x="3.447cm" svg:y="0.695cm" svg:width="9.611cm" svg:height="6.154cm" draw:z-index="2"><draw:image xlink:href="Pictures/10000201000002880000019F8BEDB208A4EEA756.png" xlink:type="simple" xlink:show="embed" xlink:actuate="onLoad" loext:mime-type="image/png"/></draw:frame><text:span text:style-name="T81">A</text:span>specto con las pestañas</text:p>
      <text:p text:style-name="P50"><text:soft-page-break/>La idea de esta interfaz es usar los botones de añadir y eliminar en las pestañas para crear unas “tarjetas” las cuales contendrán la información que corresponda (ver diagrama de objetos)</text:p>
      <text:p text:style-name="P50"/>
      <text:p text:style-name="P44">Estoy revisando el funcionamiento que tiene y he notado que necesito crear 4 ventanas para rellenar los datos y creas unas tarjetas</text:p>
      <text:p text:style-name="P43"/>
      <text:list xml:id="list3334218361" text:style-name="L7">
        <text:list-item>
          <text:p text:style-name="P82">Definiendo las ventanas:</text:p>
        </text:list-item>
      </text:list>
      <text:p text:style-name="P43">Primero tengo que definir el contenido de las ventanas:</text:p>
      <text:p text:style-name="P45">La interfaz principal ya esta diseñada.</text:p>
      <text:p text:style-name="P46">Las interfaces <text:span text:style-name="T81">para generar</text:span> tienen que contener lo siguiente:</text:p>
      <text:p text:style-name="P46"/>
      <text:p text:style-name="P46">Alumnos:</text:p>
      <text:list xml:id="list3707631869" text:style-name="L8">
        <text:list-item>
          <text:p text:style-name="P83"><text:span text:style-name="T80">N</text:span>ombre</text:p>
        </text:list-item>
        <text:list-item>
          <text:p text:style-name="P83"><text:span text:style-name="T80">A</text:span>pellido 1</text:p>
        </text:list-item>
        <text:list-item>
          <text:p text:style-name="P83"><text:span text:style-name="T80">A</text:span>pellido 2</text:p>
        </text:list-item>
        <text:list-item>
          <text:p text:style-name="P84"><text:span text:style-name="T80">C</text:span>urso</text:p>
        </text:list-item>
      </text:list>
      <text:p text:style-name="P45"/>
      <text:p text:style-name="P47">Docente</text:p>
      <text:list xml:id="list34715247" text:style-name="L9">
        <text:list-item>
          <text:p text:style-name="P85">Nombre</text:p>
        </text:list-item>
        <text:list-item>
          <text:p text:style-name="P85">Apellido <text:span text:style-name="T82">1</text:span></text:p>
        </text:list-item>
        <text:list-item>
          <text:p text:style-name="P86">Apellido 2</text:p>
        </text:list-item>
        <text:list-item>
          <text:p text:style-name="P85">Especialidad</text:p>
        </text:list-item>
      </text:list>
      <text:p text:style-name="P47"/>
      <text:p text:style-name="P48">Asignatura</text:p>
      <text:list xml:id="list1205278230" text:style-name="L10">
        <text:list-item>
          <text:p text:style-name="P87">Nombre</text:p>
        </text:list-item>
      </text:list>
      <text:p text:style-name="P48"/>
      <text:p text:style-name="P49">Habitación</text:p>
      <text:list xml:id="list2744693519" text:style-name="L11">
        <text:list-item>
          <text:p text:style-name="P88">Habitación</text:p>
        </text:list-item>
      </text:list>
      <text:p text:style-name="P45"/>
      <text:p text:style-name="P45"/>
      <text:p text:style-name="P51">En este momento me doy cuenta que es mejor que modifique el renombre la clase alumno a persona del diagrama de objetos , ademas de unirla con Docentes y añadirle la propiedad <text:span text:style-name="T83">Especialidad</text:span></text:p>
      <text:p text:style-name="P51"/>
      <text:p text:style-name="P51"><text:soft-page-break/></text:p>
      <text:p text:style-name="P52"><draw:frame draw:style-name="fr3" draw:name="Imagen4" text:anchor-type="paragraph" svg:x="2.247cm" svg:y="0.344cm" svg:width="12.938cm" svg:height="5.318cm" draw:z-index="3"><draw:image xlink:href="Pictures/10000201000001E9000000C9FF37BC844D5AE583.png" xlink:type="simple" xlink:show="embed" xlink:actuate="onLoad" loext:mime-type="image/png"/></draw:frame></text:p>
      <text:p text:style-name="P52"/>
      <text:p text:style-name="P53">12/5/2020</text:p>
      <text:p text:style-name="P54">estoy pensando en como crear las ventanas para insertar los datos, ya que es algo <text:span text:style-name="T85">genérica</text:span> <text:span text:style-name="T84">y como usarlo con lo que hice</text:span></text:p>
      <text:p text:style-name="P54"/>
      <text:p text:style-name="P55">He modificado la clase crearTargeta por InputPopup debido al sistema de objetos que he realizado y las modificaciones en la interfaz.</text:p>
      <text:p text:style-name="P56">Esta clase genera tantos JtextField y sus Labels <text:span text:style-name="T86">(</text:span>con <text:span text:style-name="T86">el texto de </text:span>la cadena introducida<text:span text:style-name="T86">) como cantidad se haya invocado.</text:span></text:p>
      <text:p text:style-name="P57">En su primera version quedan apelotonados, más adelante mirare de solucionarlo</text:p>
      <text:p text:style-name="P57"/>
      <text:p text:style-name="P57"><draw:frame draw:style-name="fr4" draw:name="Imagen5" text:anchor-type="paragraph" svg:width="8.281cm" svg:height="5.847cm" draw:z-index="4"><draw:image xlink:href="Pictures/1000020100000139000000DD9139CB67036645F0.png" xlink:type="simple" xlink:show="embed" xlink:actuate="onLoad" loext:mime-type="image/png"/></draw:frame></text:p>
      <text:p text:style-name="P59">Por el momento genero el modal de manera dinamica desde la clase ListarTargetas</text:p>
      <text:p text:style-name="P59">de manera que según el tipo de targeta pido unos campos u otros en forma de JtextInput.</text:p>
      <text:p text:style-name="P59"/>
      <text:p text:style-name="P58"><text:soft-page-break/>Pensando como hay que <text:span text:style-name="T88">instanciar la clase H</text:span>abitacion (el que estoy usando para pruebas y avanzar) como crearlo y notificar al controlador, <text:span text:style-name="T89">más adelante mirare como reducir el código que genere en este punto de la clase.</text:span></text:p>
      <text:p text:style-name="P58"/>
      <text:p text:style-name="P58"><text:span text:style-name="T90">JButton </text:span><text:span text:style-name="T91">button</text:span><text:span text:style-name="T90"> = </text:span><text:span text:style-name="T92">new</text:span><text:span text:style-name="T90"> JButton(</text:span><text:span text:style-name="T93">"A\u00F1adir"</text:span><text:span text:style-name="T90">);</text:span></text:p>
      <text:p text:style-name="P110"><text:span text:style-name="T90"><text:tab/><text:tab/></text:span><text:span text:style-name="T91">button</text:span><text:span text:style-name="T90">.addActionListener(</text:span><text:span text:style-name="T92">new</text:span><text:span text:style-name="T90"> ActionListener() {</text:span></text:p>
      <text:p text:style-name="P110"><text:span text:style-name="T90"><text:tab/><text:tab/><text:tab/></text:span><text:span text:style-name="T92">public</text:span><text:span text:style-name="T90"> </text:span><text:span text:style-name="T92">void</text:span><text:span text:style-name="T90"> actionPerformed(ActionEvent </text:span><text:span text:style-name="T91">arg0</text:span><text:span text:style-name="T90">) {</text:span></text:p>
      <text:p text:style-name="P110"><text:span text:style-name="T90"><text:tab/><text:tab/><text:tab/><text:tab/></text:span></text:p>
      <text:p text:style-name="P110"><text:span text:style-name="T90"><text:tab/><text:tab/><text:tab/><text:tab/></text:span></text:p>
      <text:p text:style-name="P110"><text:span text:style-name="T90"><text:tab/><text:tab/><text:tab/><text:tab/></text:span></text:p>
      <text:p text:style-name="P110"><text:span text:style-name="T90"><text:tab/><text:tab/><text:tab/><text:tab/></text:span><text:span text:style-name="T94">//</text:span><text:span text:style-name="T96">TODO</text:span><text:span text:style-name="T94"> </text:span><text:span text:style-name="T95">encontrar</text:span><text:span text:style-name="T94"> </text:span><text:span text:style-name="T95">una</text:span><text:span text:style-name="T94"> </text:span><text:span text:style-name="T95">solucin</text:span><text:span text:style-name="T94"> </text:span><text:span text:style-name="T95">mejor</text:span><text:span text:style-name="T94"> </text:span><text:span text:style-name="T95">que</text:span><text:span text:style-name="T94"> </text:span><text:span text:style-name="T95">este</text:span><text:span text:style-name="T94"> </text:span><text:span text:style-name="T95">swich</text:span><text:span text:style-name="T94"> case </text:span><text:span text:style-name="T95">aqui</text:span></text:p>
      <text:p text:style-name="P110"><text:span text:style-name="T90"><text:tab/><text:tab/><text:tab/><text:tab/></text:span><text:span text:style-name="T92">switch</text:span><text:span text:style-name="T90"> (</text:span><text:span text:style-name="T91">titulo</text:span><text:span text:style-name="T90">) {</text:span></text:p>
      <text:p text:style-name="P110"><text:span text:style-name="T90"><text:tab/><text:tab/><text:tab/><text:tab/></text:span><text:span text:style-name="T92">case</text:span><text:span text:style-name="T90"> </text:span><text:span text:style-name="T93">"Habitaciones"</text:span><text:span text:style-name="T90">:</text:span></text:p>
      <text:p text:style-name="P110"><text:span text:style-name="T90"><text:tab/><text:tab/><text:tab/><text:tab/><text:tab/>String[] </text:span><text:span text:style-name="T91">inputs</text:span><text:span text:style-name="T90"> = {</text:span><text:span text:style-name="T93">"hola"</text:span><text:span text:style-name="T90">, </text:span><text:span text:style-name="T93">"mundo"</text:span><text:span text:style-name="T90">, </text:span><text:span text:style-name="T93">"2"</text:span><text:span text:style-name="T90">};</text:span></text:p>
      <text:p text:style-name="P110"><text:span text:style-name="T90"><text:tab/><text:tab/><text:tab/><text:tab/><text:tab/>InputPopup </text:span><text:span text:style-name="T91">inputsVentana</text:span><text:span text:style-name="T90"> = </text:span><text:span text:style-name="T92">new</text:span><text:span text:style-name="T90"> InputPopup(</text:span><text:span text:style-name="T91">framePadre</text:span><text:span text:style-name="T90">, </text:span><text:span text:style-name="T92">true</text:span><text:span text:style-name="T90">, </text:span><text:span text:style-name="T91">inputs</text:span><text:span text:style-name="T90">);</text:span></text:p>
      <text:p text:style-name="P110"><text:span text:style-name="T90"><text:tab/><text:tab/><text:tab/><text:tab/><text:tab/></text:span></text:p>
      <text:p text:style-name="P110"><text:span text:style-name="T90"><text:tab/><text:tab/><text:tab/><text:tab/><text:tab/></text:span><text:span text:style-name="T94">//</text:span><text:span text:style-name="T95">si</text:span><text:span text:style-name="T94"> el </text:span><text:span text:style-name="T95">usuario</text:span><text:span text:style-name="T94"> a </text:span><text:span text:style-name="T95">pulsado</text:span><text:span text:style-name="T94"> </text:span><text:span text:style-name="T95">ok</text:span><text:span text:style-name="T94"> o </text:span><text:span text:style-name="T95">intro</text:span></text:p>
      <text:p text:style-name="P110"><text:span text:style-name="T90"><text:tab/><text:tab/><text:tab/><text:tab/><text:tab/></text:span><text:span text:style-name="T92">if</text:span><text:span text:style-name="T90"> (</text:span><text:span text:style-name="T91">inputsVentana</text:span><text:span text:style-name="T90">.</text:span><text:span text:style-name="T97">isAcepted</text:span><text:span text:style-name="T90">) {</text:span></text:p>
      <text:p text:style-name="P110"><text:span text:style-name="T90"><text:tab/><text:tab/><text:tab/><text:tab/><text:tab/><text:tab/></text:span></text:p>
      <text:p text:style-name="P110"><text:span text:style-name="T90"><text:tab/><text:tab/><text:tab/><text:tab/><text:tab/>}</text:span></text:p>
      <text:p text:style-name="P110"><text:span text:style-name="T90"><text:tab/><text:tab/><text:tab/><text:tab/><text:tab/></text:span></text:p>
      <text:p text:style-name="P110"><text:span text:style-name="T90"><text:tab/><text:tab/><text:tab/><text:tab/><text:tab/></text:span><text:span text:style-name="T94">/*String[] </text:span><text:span text:style-name="T95">entradas</text:span><text:span text:style-name="T94"> = inputsVentana.getData();</text:span></text:p>
      <text:p text:style-name="P110"><text:span text:style-name="T94"><text:tab/><text:tab/><text:tab/><text:tab/><text:tab/>for (String input : </text:span><text:span text:style-name="T95">entradas</text:span><text:span text:style-name="T94"> ) {</text:span></text:p>
      <text:p text:style-name="P110"><text:span text:style-name="T94"><text:tab/><text:tab/><text:tab/><text:tab/><text:tab/><text:tab/>System.out.println(input);</text:span></text:p>
      <text:p text:style-name="P110"><text:span text:style-name="T94"><text:tab/><text:tab/><text:tab/><text:tab/><text:tab/><text:tab/></text:span></text:p>
      <text:p text:style-name="P110"><text:span text:style-name="T94"><text:tab/><text:tab/><text:tab/><text:tab/><text:tab/>}*/</text:span></text:p>
      <text:p text:style-name="P110"><text:span text:style-name="T90"><text:tab/><text:tab/><text:tab/><text:tab/><text:tab/></text:span></text:p>
      <text:p text:style-name="P110"><text:span text:style-name="T90"><text:tab/><text:tab/><text:tab/><text:tab/><text:tab/></text:span><text:span text:style-name="T92">break</text:span><text:span text:style-name="T90">;</text:span></text:p>
      <text:p text:style-name="P111"/>
      <text:p text:style-name="P110"><text:span text:style-name="T90"><text:tab/><text:tab/><text:tab/><text:tab/></text:span><text:span text:style-name="T92">default</text:span><text:span text:style-name="T90">:</text:span></text:p>
      <text:p text:style-name="P110"><text:span text:style-name="T90"><text:tab/><text:tab/><text:tab/><text:tab/><text:tab/>System.</text:span><text:span text:style-name="T98">out</text:span><text:span text:style-name="T90">.println(</text:span><text:span text:style-name="T93">"--------ERROR:Titulo no encontrado"</text:span><text:span text:style-name="T90">);</text:span></text:p>
      <text:p text:style-name="P110"><text:span text:style-name="T90"><text:tab/><text:tab/><text:tab/><text:tab/><text:tab/></text:span><text:span text:style-name="T92">break</text:span><text:span text:style-name="T90">;</text:span></text:p>
      <text:p text:style-name="P110"><text:span text:style-name="T90"><text:tab/><text:tab/><text:tab/><text:tab/>}</text:span></text:p>
      <text:p text:style-name="P110"><text:span text:style-name="T90"><text:tab/><text:tab/><text:tab/><text:tab/></text:span></text:p>
      <text:p text:style-name="P110"><text:span text:style-name="T90"><text:tab/><text:tab/><text:tab/><text:tab/></text:span></text:p>
      <text:p text:style-name="P110"><text:span text:style-name="T90"><text:tab/><text:tab/><text:tab/>}</text:span></text:p>
      <text:p text:style-name="P58"><text:span text:style-name="T90"><text:tab/><text:tab/>});</text:span></text:p>
      <text:p text:style-name="P58"/>
      <text:p text:style-name="P58">He buscado como crear un evento <text:span text:style-name="T87">personalizado pero no estoy seguro de como usarlo para este punto.</text:span></text:p>
      <text:p text:style-name="P58"/>
      <text:p text:style-name="P60">Para respetar el MVC deveria instanciar los objetos desde el controlador y no desde la vista</text:p>
      <text:p text:style-name="P58"/>
      <text:p text:style-name="P58"/>
      <text:p text:style-name="P58"/>
      <text:p text:style-name="P90"><text:soft-page-break/>13/5/2020 </text:p>
      <text:p text:style-name="P91">he pensado que lo mejor es usar/crear un controlador para la interfaz, con los metodos y eventos <text:span text:style-name="T99">realizando diagrama</text:span></text:p>
      <text:p text:style-name="P91"/>
      <text:p text:style-name="P92"><text:span text:style-name="T100">E</text:span>stoy añadiendo la parte de la vista al diagrama de objetos </text:p>
      <text:p text:style-name="P91"><draw:frame draw:style-name="fr3" draw:name="Imagen6" text:anchor-type="paragraph" svg:x="0cm" svg:y="-0.069cm" svg:width="17.59cm" svg:height="8.216cm" draw:z-index="5"><draw:image xlink:href="Pictures/10000201000003720000019C753D73D3552BB90A.png" xlink:type="simple" xlink:show="embed" xlink:actuate="onLoad" loext:mime-type="image/x-vclgraphic"/></draw:frame></text:p>
      <text:p text:style-name="P93">Creo que si quiero usar eventos tenia que haberlos definido…</text:p>
      <text:p text:style-name="P93"/>
      <text:p text:style-name="P94">Tambien he desarrollado un poco el controlador:</text:p>
      <text:p text:style-name="P94"><draw:frame draw:style-name="fr5" draw:name="Imagen7" text:anchor-type="paragraph" svg:x="1.341cm" svg:y="0.101cm" svg:width="11.956cm" svg:height="7.066cm" draw:z-index="6"><draw:image xlink:href="Pictures/100002010000030F00000192F8F63F8F33C68C3B.png" xlink:type="simple" xlink:show="embed" xlink:actuate="onLoad" loext:mime-type="image/x-vclgraphic"/></draw:frame>NOTA las lineas van a las clases Habitaciones, Asignatura, Docente, y GruposAlumnos</text:p>
      <text:p text:style-name="P94"/>
      <text:p text:style-name="P94"/>
      <text:p text:style-name="P95"><text:soft-page-break/>Tengo dudas de como he de crear estos objetos principales, lo que voy hacer es crearlos en la parte controlador del MVC y luego añadirlo a ListaTarjetas de la interfaz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3T13:11:02.203079824</dc:date>
    <meta:editing-duration>PT22H54M20S</meta:editing-duration>
    <meta:editing-cycles>207</meta:editing-cycles>
    <meta:document-statistic meta:table-count="0" meta:image-count="7" meta:object-count="0" meta:page-count="10" meta:paragraph-count="151" meta:word-count="1128" meta:character-count="7218" meta:non-whitespace-character-count="6107"/>
  </office:meta>
</office:document-meta>
</file>